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DD000000BFAF80C94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graphic-properties style:protect="size"/>
    </style:style>
    <style:style style:name="pr1" style:family="presentation" style:parent-style-name="Titelfolie-subtitle">
      <style:graphic-properties draw:stroke="none" svg:stroke-width="0.026cm" draw:stroke-linejoin="miter" draw:fill="none" draw:fill-color="#ffffff" draw:textarea-vertical-align="top" draw:auto-grow-height="false" fo:min-height="11.049cm" fo:padding-top="0cm" fo:padding-bottom="0cm" fo:padding-left="0cm" fo:padding-right="0cm" fo:wrap-option="wrap"/>
    </style:style>
    <style:style style:name="pr2"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pr3" style:family="presentation" style:parent-style-name="Titelfolie-notes">
      <style:graphic-properties draw:fill-color="#ffffff" fo:min-height="13.365cm"/>
    </style:style>
    <style:style style:name="P1" style:family="paragraph">
      <style:paragraph-properties fo:text-align="start"/>
    </style:style>
    <style:style style:name="P2" style:family="paragraph">
      <style:paragraph-properties fo:text-align="start" style:font-independent-line-spacing="true"/>
      <style:text-properties fo:font-size="18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paragraph-properties fo:text-align="start"/>
      <style:text-properties fo:font-size="18pt"/>
    </style:style>
    <style:style style:name="P6" style:family="paragraph">
      <style:paragraph-properties fo:text-align="center"/>
      <style:text-properties fo:font-size="18pt"/>
    </style:style>
    <style:style style:name="P7" style:family="paragraph">
      <style:text-properties fo:font-size="10pt"/>
    </style:style>
    <style:style style:name="P8" style:family="paragraph">
      <style:text-properties fo:font-size="20pt"/>
    </style:style>
    <style:style style:name="P9" style:family="paragraph">
      <style:text-properties fo:font-size="18pt"/>
    </style:style>
    <style:style style:name="P10" style:family="paragraph">
      <style:text-properties fo:font-size="18pt" style:font-size-asian="18pt" style:font-size-complex="18pt"/>
    </style:style>
    <style:style style:name="P11" style:family="paragraph">
      <style:paragraph-properties fo:text-align="center"/>
      <style:text-properties fo:font-size="18pt" style:font-size-asian="18pt" style:font-size-complex="18pt"/>
    </style:style>
    <style:style style:name="T1" style:family="text">
      <style:text-properties fo:font-size="18pt"/>
    </style:style>
    <style:style style:name="T2" style:family="text">
      <style:text-properties fo:font-size="10pt" style:font-size-asian="10pt" style:font-size-complex="10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1"><text:span text:style-name="T1">Abgabe 2</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3" draw:layer="layout" svg:width="24.2cm" svg:height="1.675cm" svg:x="0.6cm" svg:y="9.2cm">
          <draw:text-box>
            <text:p text:style-name="P3">Axel Ledwa</text:p>
            <text:p text:style-name="P3">Christopher Diekkamp</text:p>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text:span text:style-name="T2">Übungsgruppe 36</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 1</text:span></text:p>
            <text:p text:style-name="P5"><text:span text:style-name="T1"/></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6" draw:layer="layout" svg:width="24.2cm" svg:height="9.797cm" svg:x="0.6cm" svg:y="7.8cm">
          <draw:text-box>
            <text:p><text:span text:style-name="T3">GML</text:span></text:p>
            <text:p><text:span text:style-name="T3">- gibt rekonstruierte Objekte nur schematisch und anhand einiger definierter Formen wieder. </text:span></text:p>
            <text:p><text:span text:style-name="T3">- spart viel Speicherplatz</text:span></text:p>
            <text:p><text:span text:style-name="T3">- abstrahiert aber auch stark und lässt geringe Unterschiede verschwinden. </text:span></text:p>
            <text:p><text:span text:style-name="T3">- Je genauer das Modell sein soll, desto aufwendiger wird die Erfassung.</text:span></text:p>
            <text:p><text:span text:style-name="T3"/></text:p>
            <text:p><text:span text:style-name="T3">Multi-Stereo-View </text:span></text:p>
            <text:p><text:span text:style-name="T3">- erzeugt deutlich größere Datenmengen </text:span></text:p>
            <text:p><text:span text:style-name="T3">- benötigt erheblich mehr Rechenaufwand </text:span></text:p>
            <text:p><text:span text:style-name="T3">- leichte und günstige Beschaffung der Daten (Fotos) </text:span></text:p>
            <text:p><text:span text:style-name="T3">- Breiter einsetzbar als 3D Scanner z.b.: für ein Gebäude. 3D Scan technisch fast nicht umsetzbar, das sammeln ausreichender Mengen an Fotomaterial hingegen leicht</text:span></text:p>
            <text:p><text:span text:style-name="T3">- Technik für Datensammlung weit verbreitet, jeder kann beitragen.</text:span></text:p>
            <text:p><text:span text:style-name="T3">- Viele Daten schon vorhanden.</text:span></text:p>
            <text:p text:style-name="P6"/>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e 2</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6" draw:layer="layout" svg:width="24.2cm" svg:height="6.011cm" svg:x="0.6cm" svg:y="7.8cm">
          <draw:text-box>
            <text:p text:style-name="P9"><text:span text:style-name="T3">- Durch das Verschwinden harter Kontraste zwischen Bildschirm und Umgebung könnte das Auge sich besser auf den Bildschirm und die darin enthaltenen Bilder konzentrieren.</text:span></text:p>
            <text:p text:style-name="P9"><text:span text:style-name="T3"/></text:p>
            <text:p text:style-name="P9"><text:span text:style-name="T3">- Die Frühe Wahrnehmung Kontrast und Helligkeit würden nicht mehr so stark auftreten und Aufmerksamkeit binden.</text:span></text:p>
            <text:p text:style-name="P9"><text:span text:style-name="T3"/></text:p>
            <text:p text:style-name="P9"><text:span text:style-name="T3">- Der Bildschirm würde durch den geringen Kontrast zur Umgebung als Objekt schwerer erkennbar sein so dass die gezeigten Bilder leichter als Objekte erkannt werden können.</text:span></text:p>
            <text:p text:style-name="P6"/>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e 3</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6" draw:layer="layout" svg:width="24.2cm" svg:height="2.144cm" svg:x="0.6cm" svg:y="7.8cm">
          <draw:text-box>
            <text:p><text:span text:style-name="T3">- hoher Kontrast zur Umgebung</text:span></text:p>
            <text:p><text:span text:style-name="T3">- Helligkeit</text:span></text:p>
            <text:p><text:span text:style-name="T3">- Antisymmetrie </text:span></text:p>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e 4</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6" draw:layer="layout" svg:width="24.2cm" svg:height="7.823cm" svg:x="0.6cm" svg:y="7.8cm">
          <draw:text-box>
            <text:p text:style-name="P9"><text:span text:style-name="T3">Der Mach Effekt ist die visuelle Täuschung in der menschlichen Wahrnehmung bei Farbübergängen.</text:span></text:p>
            <text:p text:style-name="P9"><text:span text:style-name="T3"/></text:p>
            <text:p text:style-name="P9"><text:span text:style-name="T3">Beispiel von Grau zu Weiß so nehmen wir:</text:span></text:p>
            <text:p text:style-name="P9"><text:span text:style-name="T3">- das Grau am Übergang zu Weiß viel heller wahr</text:span></text:p>
            <text:p text:style-name="P9"><text:span text:style-name="T3">- das Weiß viel dunkler wahr</text:span></text:p>
            <text:p text:style-name="P9"><text:span text:style-name="T3">obwohl es durchgehend gleich hell bzw. dunkel ist.</text:span></text:p>
            <text:p text:style-name="P9"><text:span text:style-name="T3"/></text:p>
            <text:p text:style-name="P9"><text:span text:style-name="T3">Der Mensch bekommt bei einem "harten" Farbübergang eine Überreizung was die Farbe erst einmal dunkler bzw heller aussehen lässt und dann langsam wieder zum Normal-/ wirklichen Wert wechselt.</text:span></text:p>
            <text:p text:style-name="P9"><text:span text:style-name="T3"/></text:p>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e 5</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6" draw:layer="layout" svg:width="24.2cm" svg:height="9.716cm" svg:x="0.6cm" svg:y="7.416cm">
          <draw:text-box>
            <text:p text:style-name="P9"><text:span text:style-name="T3">1) Linear Perspective: </text:span></text:p>
            <text:p text:style-name="P9"><text:span text:style-name="T3">Die Wände der beiden Seiten scheinen je weiter sie weg gehen immer enger aneinander zu rücken und laufen trapezförmig zu, jedoch sind diese immer <text:s/>gleich weit voneinander entfernt.</text:span></text:p>
            <text:p text:style-name="P9"><text:span text:style-name="T3"/></text:p>
            <text:p text:style-name="P9"><text:span text:style-name="T3">2)Aerial Perspective: </text:span></text:p>
            <text:p text:style-name="P9"><text:span text:style-name="T3">Die Bücher sehen je weiter sie weg sind immer blauer bzw dunkler aus, obwohl sie überall gleichfarbig sind</text:span></text:p>
            <text:p text:style-name="P9"><text:span text:style-name="T3"/></text:p>
            <text:p text:style-name="P9"><text:span text:style-name="T3">3)Relative Size: </text:span></text:p>
            <text:p text:style-name="P9"><text:span text:style-name="T3">Der Stuhl im Hintergrund sieht winzig aus weil er soweit weg ist, ist/wäre jedoch genauso groß wie ein Stuhl der gleichen Art direkt vor einem.</text:span></text:p>
            <text:p text:style-name="P9"><text:span text:style-name="T3"/></text:p>
            <text:p text:style-name="P9"><text:span text:style-name="T3">4)Schattenwurf: </text:span></text:p>
            <text:p text:style-name="P9"><text:span text:style-name="T3">Der Schatten lässt Dinge tiefer oder weiter entfernt wirken und macht ihre genaue Positionsbestimmung schwerer.</text:span></text:p>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5"><text:span text:style-name="T1">Abgabe 2 – Aufgabe 5</text:span></text:p>
          </draw:text-box>
        </draw:frame>
        <draw:frame draw:name="Titel 2" presentation:style-name="pr2" draw:text-style-name="P2" draw:layer="layout" svg:width="18.449cm" svg:height="2.327cm" svg:x="0.997cm" svg:y="1.358cm" presentation:class="title" presentation:user-transformed="true">
          <draw:text-box>
            <text:p text:style-name="P1"><text:span text:style-name="T1">HCS SS2013</text:span></text:p>
          </draw:text-box>
        </draw:frame>
        <draw:frame draw:style-name="gr1" draw:text-style-name="P11" draw:layer="layout" svg:width="24.2cm" svg:height="3.099cm" svg:x="0.6cm" svg:y="7.416cm">
          <draw:text-box>
            <text:p text:style-name="P10"><text:span text:style-name="T4">Pictorial Depth Cues sind Täuschungen mit Tiefe und Wahrnehmung bei Bildern, es gibt verschiedene Arten dieser Cues und wenn mehrere Auftreten, können sie die Wahrnehmung des Bildes so ändern das ein komplett anderes Bild wahrgenommen wird, oder sie sich gegenseitig verdecken.</text:span></text:p>
          </draw:text-box>
        </draw:frame>
        <draw:custom-shape draw:style-name="gr2" draw:text-style-name="P3" draw:layer="layout" svg:width="10.8cm" svg:height="0.6cm" svg:x="2.8cm" svg:y="18cm">
          <text:p/>
          <draw:enhanced-geometry svg:viewBox="0 0 21600 21600" draw:type="rectangle" draw:enhanced-path="M 0 0 L 21600 0 21600 21600 0 21600 0 0 Z N"/>
        </draw:custom-shape>
        <draw:custom-shape draw:style-name="gr2" draw:text-style-name="P3" draw:layer="layout" svg:width="3.6cm" svg:height="1.25cm" svg:x="21.4cm" svg:y="17.8cm">
          <text:p/>
          <draw:enhanced-geometry svg:viewBox="0 0 21600 21600" draw:type="rectangle" draw:enhanced-path="M 0 0 L 21600 0 21600 21600 0 21600 0 0 Z N"/>
        </draw:custom-shape>
        <draw:frame draw:style-name="gr1" draw:text-style-name="P4" draw:layer="layout" svg:width="5.8cm" svg:height="0.64cm" svg:x="2.5cm" svg:y="18.1cm">
          <draw:text-box>
            <text:p text:style-name="P7"><text:span text:style-name="T2">Übungsgruppe 36</text:span></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erzeichnis" style:family="graphic">
      <style:paragraph-properties style:text-autospace="none"/>
      <style:text-properties style:font-family-asian="Mangal"/>
    </style:style>
    <style:style style:name="Beschriftung"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Liste" style:family="graphic">
      <style:paragraph-properties fo:margin-top="0cm" fo:margin-bottom="0.374cm" style:text-autospace="none"/>
      <style:text-properties style:font-family-asian="Mangal"/>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30%" fo:text-align="start" style:punctuation-wrap="hanging"/>
      <style:text-properties fo:color="#000000" style:text-outline="false" style:text-line-through-style="none" fo:font-family="Arial" fo:font-size="20pt" fo:letter-spacing="normal" fo:language="de" fo:country="DE" fo:font-style="normal" fo:text-shadow="none" style:text-underline-style="none" fo:font-weight="normal" style:letter-kerning="true" style:font-family-asian="'Microsoft YaHei'" style:font-family-generic-asian="system" style:font-pitch-asian="variable" style:font-size-asian="20pt" style:language-asian="de" style:country-asian="DE" style:font-style-asian="normal" style:font-weight-asian="normal" style:font-family-complex="Tahoma" style:font-family-generic-complex="swiss"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cm" fo:margin-bottom="0.4cm" fo:line-height="130%"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Tahoma" style:font-family-generic-complex="swiss" style:font-pitch-complex="variable" style:font-size-complex="18pt" style:font-style-complex="normal" style:font-weight-complex="normal"/>
    </style:style>
    <style:style style:name="Titelfolie-outline3" style:family="presentation" style:parent-style-name="Titelfolie-outline2">
      <style:paragraph-properties fo:margin-top="0cm" fo:margin-bottom="0.3cm" fo:line-height="130%"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Tahoma" style:font-family-generic-complex="swiss" style:font-pitch-complex="variable" style:font-size-complex="16pt" style:font-style-complex="normal" style:font-weight-complex="normal"/>
    </style:style>
    <style:style style:name="Titelfolie-outline4" style:family="presentation" style:parent-style-name="Titelfolie-outline3">
      <style:paragraph-properties fo:margin-top="0cm" fo:margin-bottom="0.2cm" fo:line-height="130%"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Tahoma" style:font-family-generic-complex="swiss" style:font-pitch-complex="variable" style:font-size-complex="16pt" style:font-style-complex="normal" style:font-weight-complex="normal"/>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24pt" fo:letter-spacing="normal" fo:language="de" fo:country="DE" fo:font-style="normal" fo:text-shadow="none" style:text-underline-style="none" fo:font-weight="normal" style:letter-kerning="true" style:font-family-asian="'Microsoft YaHei'" style:font-family-generic-asian="system" style:font-pitch-asian="variable" style:font-size-asian="24pt" style:language-asian="de" style:country-asian="DE" style:font-style-asian="normal" style:font-weight-asian="normal" style:font-family-complex="Tahoma" style:font-family-generic-complex="swiss"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09cm" draw:stroke-linejoin="miter" draw:fill="solid" draw:fill-color="#9c1c26"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6" style:family="graphic" style:parent-style-name="standard">
      <style:graphic-properties draw:stroke="solid" svg:stroke-width="0.021cm" svg:stroke-color="#000000"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000000" draw:textarea-vertical-align="middle" draw:auto-grow-height="false" fo:padding-top="0.125cm" fo:padding-bottom="0.125cm" fo:padding-left="0.25cm" fo:padding-right="0.25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9" style:family="graphic" style:parent-style-name="standard">
      <style:graphic-properties draw:stroke="solid" svg:stroke-width="0.026cm" svg:stroke-color="#000000" draw:stroke-linejoin="miter" draw:fill="solid" draw:fill-color="#bbe0e3" draw:textarea-vertical-align="middle" draw:auto-grow-height="false" fo:padding-top="0.125cm" fo:padding-bottom="0.125cm" fo:padding-left="0.25cm" fo:padding-right="0.25cm" fo:wrap-option="no-wrap"/>
    </style:style>
    <style:style style:name="Mgr10" style:family="graphic" style:parent-style-name="standard">
      <style:graphic-properties draw:stroke="none" svg:stroke-width="0.026cm" draw:stroke-linejoin="miter" draw:fill="solid" draw:fill-color="#9c1c26" draw:textarea-vertical-align="middle" draw:auto-grow-height="false" fo:padding-top="0.125cm" fo:padding-bottom="0.125cm" fo:padding-left="0.25cm" fo:padding-right="0.25cm" fo:wrap-option="no-wrap"/>
    </style:style>
    <style:style style:name="Mpr1"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top="0cm" fo:margin-bottom="0cm" fo:line-height="100%" fo:text-align="center"/>
    </style:style>
    <style:style style:name="MP7" style:family="paragraph">
      <style:paragraph-properties fo:margin-top="0cm" fo:margin-bottom="0cm" fo:line-height="100%" fo:text-align="start" style:punctuation-wrap="hanging"/>
    </style:style>
    <style:style style:name="MT1" style:family="text">
      <style:text-properties fo:font-size="14pt" style:font-size-asian="14pt" style:font-size-complex="14pt"/>
    </style:style>
    <style:style style:name="MT2"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Tahoma" style:font-family-generic-complex="swiss" style:font-pitch-complex="variable" style:font-size-complex="10pt" style:font-style-complex="normal" style:font-weight-complex="normal"/>
    </style:style>
    <style:style style:name="MT3" style:family="text">
      <style:text-properties fo:color="#000000" style:text-line-through-style="none" fo:font-family="Arial" fo:letter-spacing="normal" fo:font-style="normal" style:text-underline-style="none" fo:font-weight="normal" style:font-style-asian="normal" style:font-weight-asian="normal" style:font-family-complex="Tahoma" style:font-family-generic-complex="swiss" style:font-pitch-complex="variable" style:font-style-complex="normal" style:font-weight-complex="normal"/>
    </style:style>
    <style:style style:name="MT4" style:family="text">
      <style:text-properties fo:color="#ffffff" style:text-line-through-style="none" fo:font-family="Arial" fo:font-size="24pt" fo:letter-spacing="normal" fo:font-style="normal" style:text-underline-style="none" fo:font-weight="bold" style:font-size-asian="24pt" style:font-style-asian="normal" style:font-weight-asian="bold" style:font-family-complex="Tahoma" style:font-family-generic-complex="swiss" style:font-pitch-complex="variable" style:font-size-complex="24pt" style:font-style-complex="normal" style:font-weight-complex="bold"/>
    </style:style>
    <style:style style:name="MT5"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folie" style:page-layout-name="PM1" draw:style-name="Mdp1">
      <draw:custom-shape draw:name="Rectangle 13" draw:style-name="Mgr3" draw:text-style-name="MP3" draw:layer="backgroundobjects" drawooo:display="printer" svg:width="24.006cm" svg:height="3.0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drawooo:display="printer"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drawooo:display="printer" svg:width="5.202cm" svg:height="2.199cm" svg:x="19.91cm" svg:y="1.424cm">
        <draw:image xlink:href="Pictures/10000201000001DD000000BFAF80C942.png" xlink:type="simple" xlink:show="embed" xlink:actuate="onLoad">
          <text:p/>
        </draw:image>
      </draw:frame>
      <draw:line draw:name="Line 14" draw:style-name="Mgr6" draw:text-style-name="MP3" draw:layer="backgroundobjects" drawooo:display="printer" svg:x1="0.696cm" svg:y1="4.026cm" svg:x2="24.698cm" svg:y2="4.026cm">
        <text:p/>
      </draw:line>
      <draw:custom-shape draw:name="Rectangle 16" draw:style-name="Mgr7" draw:text-style-name="MP3" draw:layer="backgroundobjects" drawooo:display="printer" svg:width="24.001cm" svg:height="0.039cm" svg:x="0.697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Mgr6" draw:text-style-name="MP3" draw:layer="backgroundobjects" drawooo:display="printer" svg:x1="0.701cm" svg:y1="17.66cm" svg:x2="24.703cm" svg:y2="17.66cm">
        <text:p/>
      </draw:line>
      <draw:custom-shape draw:name="Fußzeilenplatzhalter 3" draw:style-name="Mgr8" draw:text-style-name="MP3" draw:layer="backgroundobjects" drawooo:display="printer" svg:width="20.002cm" svg:height="0.643cm" svg:x="0.701cm" svg:y="18.027cm">
        <text:p text:style-name="MP5"><text:span text:style-name="MT2"><text:date style:data-style-name="D1" text:date-value="2013-05-03">03.05.13</text:date></text:span><text:span text:style-name="MT2"> <text:s/>| <text:s/>Fachbereich BBBBB <text:s/>| <text:s/>Institut AAAA <text:s/>| <text:s/>Prof. TTTTTT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9" draw:text-style-name="MP3" draw:layer="backgroundobjects" drawooo:display="printer" svg:width="2.998cm" svg:height="1.203cm" svg:x="21.705cm" svg:y="17.859cm">
        <text:p text:style-name="MP6"><text:span text:style-name="MT3">Sub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0" draw:text-style-name="MP3" draw:layer="backgroundobjects" svg:width="24.006cm" svg:height="5.8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svg:width="5.202cm" svg:height="2.199cm" svg:x="19.923cm" svg:y="1.826cm">
        <draw:image xlink:href="Pictures/10000201000001DD000000BFAF80C942.png" xlink:type="simple" xlink:show="embed" xlink:actuate="onLoad">
          <text:p/>
        </draw:image>
      </draw:frame>
      <draw:line draw:name="Line 15" draw:style-name="Mgr6" draw:text-style-name="MP3" draw:layer="backgroundobjects" svg:x1="0.701cm" svg:y1="17.66cm" svg:x2="24.703cm" svg:y2="17.66cm">
        <text:p/>
      </draw:line>
      <draw:custom-shape draw:name="Rectangle 18" draw:style-name="Mgr7" draw:text-style-name="MP3" draw:layer="backgroundobjects" svg:width="24.001cm" svg:height="0.039cm" svg:x="0.697cm" svg:y="1.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7" draw:text-style-name="MP3" draw:layer="backgroundobjects" svg:width="24.001cm" svg:height="0.021cm" svg:x="0.697cm" svg:y="6.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1" presentation:style-name="Mpr1" draw:text-style-name="MP3" draw:layer="backgroundobjects" svg:width="18.449cm" svg:height="2.327cm" svg:x="0.997cm" svg:y="1.358cm" presentation:class="title" presentation:user-transformed="true">
        <draw:text-box>
          <text:p text:style-name="MP7"><text:span text:style-name="MT4">Klicken Sie, um das Format des Titeltextes zu bearbeitenTitelmasterformat durch Klicken bearbeiten</text:span></text:p>
        </draw:text-box>
      </draw:frame>
      <draw:custom-shape draw:name="Rectangle 22" draw:style-name="Mgr9" draw:text-style-name="MP3" draw:layer="backgroundobjects" svg:width="2.998cm" svg:height="1.203cm" svg:x="21.705cm" svg:y="17.859cm">
        <text:p text:style-name="MP6"><text:span text:style-name="MT5">Sub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3" draw:style-name="Mgr8" draw:text-style-name="MP3" draw:layer="backgroundobjects" svg:width="20.002cm" svg:height="0.643cm" svg:x="0.701cm" svg:y="18.027cm">
        <text:p text:style-name="MP5"><text:span text:style-name="MT2"><text:date style:data-style-name="D1" text:date-value="2013-05-03">03.05.13</text:date></text:span><text:span text:style-name="MT2"> <text:s/>| <text:s/>Fachbereich BBBBB <text:s/>| <text:s/>Institut AAAA <text:s/>| <text:s/>Prof. TTTTTT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351cm" svg:height="11.049cm" svg:x="1.27cm" svg:y="4.457cm" presentation:class="outline" presentation:placeholder="true">
        <draw:text-box/>
      </draw:frame>
      <presentation:notes style:page-layout-name="PM0">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editing-cycles>10</meta:editing-cycles>
    <meta:editing-duration>PT36M15S</meta:editing-duration>
    <dc:date>2013-05-03T14:12:54.18</dc:date>
    <meta:generator>LibreOffice/3.6$Windows_x86 LibreOffice_project/da8c1e6-fd468f4-454e206-f42a4a9-143cfd</meta:generator>
    <meta:document-statistic meta:object-count="90"/>
  </office:meta>
</office:document-meta>
</file>